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1800000015E5A95B4344443456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loud" draw:fill-image-width="10cm" draw:fill-image-height="10cm" style:repeat="no-repeat" draw:fill-image-ref-point="top-righ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196cm"/>
      <style:paragraph-properties style:writing-mode="lr-tb"/>
    </style:style>
    <style:style style:name="gr3" style:family="graphic" style:parent-style-name="standard">
      <style:graphic-properties draw:stroke="none" draw:fill="none" fo:min-height="0.599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1.223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004586" loext:opacity="100%" fo:background-color="transparent"/>
    </style:style>
    <style:style style:name="P2" style:family="paragraph">
      <loext:graphic-properties draw:fill-color="#ffffff"/>
      <style:paragraph-properties style:writing-mode="lr-tb"/>
      <style:text-properties fo:color="#004586" loext:opacity="100%"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margin-top="0cm" fo:margin-bottom="0.5cm" fo:text-align="center" fo:text-indent="0cm"/>
    </style:style>
    <style:style style:name="P6" style:family="paragraph">
      <style:paragraph-properties fo:margin-left="0cm" fo:margin-right="0cm" fo:margin-top="0cm" fo:margin-bottom="0.4cm" fo:text-align="center" fo:text-indent="0cm"/>
    </style:style>
    <style:style style:name="P7" style:family="paragraph">
      <loext:graphic-properties draw:fill="none"/>
      <style:paragraph-properties style:writing-mode="lr-tb"/>
      <style:text-properties fo:color="#c9211e" loext:opacity="100%"/>
    </style:style>
    <style:style style:name="P8" style:family="paragraph">
      <loext:graphic-properties draw:fill="none"/>
      <style:paragraph-properties style:writing-mode="lr-tb"/>
      <style:text-properties fo:color="#804c19" loext:opacity="100%"/>
    </style:style>
    <style:style style:name="P9" style:family="paragraph">
      <loext:graphic-properties draw:fill="none"/>
      <style:paragraph-properties style:writing-mode="lr-tb"/>
      <style:text-properties fo:color="#000000" loext:opacity="100%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T1" style:family="text">
      <style:text-properties fo:color="#004586" loext:opacity="100%" fo:background-color="transparent"/>
    </style:style>
    <style:style style:name="T2" style:family="text">
      <style:text-properties fo:color="#004586" loext:opacity="100%" fo:font-size="32pt"/>
    </style:style>
    <style:style style:name="T3" style:family="text">
      <style:text-properties fo:color="#004586" loext:opacity="100%" fo:font-size="32pt" fo:font-weight="bold" style:font-weight-asian="bold" style:font-weight-complex="bold"/>
    </style:style>
    <style:style style:name="T4" style:family="text">
      <style:text-properties fo:font-variant="normal" fo:text-transform="none" fo:color="#00458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fo:color="#804c19" loext:opacity="100%"/>
    </style:style>
    <style:style style:name="T7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“</text:span><text:span text:style-name="T1">La nube”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Administración de sistemas Avanzada</text:span></text:p>
            <text:p><text:span text:style-name="T2">Unidad: Alta disponibilidad (HA)</text:span></text:p>
            <text:p><text:span text:style-name="T3">Cloud Computing – La nube</text:span><text:span text:style-name="T2"><text:line-break/></text:span><text:span text:style-name="T2"><text:line-break/></text:span><text:span text:style-name="T2">ASA 2020 – TUASSL – UNCOM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“</text:span><text:span text:style-name="T1">¿Qué es la nube?”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4"><text:span text:style-name="T2">virtualización de recursos, </text:span></text:p>
              </text:list-item>
              <text:list-item>
                <text:p text:style-name="P4"><text:span text:style-name="T2">alto grado de automatización, </text:span></text:p>
              </text:list-item>
              <text:list-item>
                <text:p text:style-name="P4"><text:span text:style-name="T4">capacidad de adaptación para atender demandas variabl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Nube pública/privada</text:span></text:p>
          </draw:text-box>
        </draw:frame>
        <draw:frame presentation:style-name="pr4" draw:text-style-name="P2" draw:layer="layout" svg:width="25.199cm" svg:height="11.223cm" svg:x="1.4cm" svg:y="2.641cm" presentation:class="subtitl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list text:style-name="L3">
              <text:list-item>
                <text:p text:style-name="P5"><text:span text:style-name="T4">Privado</text:span></text:p>
                <text:list>
                  <text:list-item>
                    <text:p text:style-name="P6"><text:span text:style-name="T4">El hardware pertenece a la institución/compañía que implementa la nube. </text:span></text:p>
                  </text:list-item>
                  <text:list-item>
                    <text:p text:style-name="P6"><text:span text:style-name="T4">Más seguro. Todo está en la intranet, protegido (firewall).</text:span></text:p>
                  </text:list-item>
                  <text:list-item>
                    <text:p text:style-name="P6"><text:span text:style-name="T4">Muy costoso. </text:span></text:p>
                  </text:list-item>
                </text:list>
              </text:list-item>
              <text:list-item>
                <text:p text:style-name="P5"><text:span text:style-name="T4">Públic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DevOps</text:span></text:p>
          </draw:text-box>
        </draw:frame>
        <draw:frame draw:style-name="gr2" draw:text-style-name="P7" draw:layer="layout" svg:width="9.794cm" svg:height="1.446cm" svg:x="9.172cm" svg:y="7.197cm">
          <draw:text-box>
            <text:p><text:span text:style-name="T5">Admin in a cloud env. → DevOps</text:span></text:p>
            <text:p><text:span text:style-name="T5">Metodología de desarrollo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La nube y software libre</text:span></text:p>
          </draw:text-box>
        </draw:frame>
        <draw:frame draw:style-name="gr2" draw:text-style-name="P7" draw:layer="layout" svg:width="9.794cm" svg:height="1.446cm" svg:x="9.172cm" svg:y="7.197cm">
          <draw:text-box>
            <text:p><text:span text:style-name="T5">Admin in a cloud env. → DevOps</text:span></text:p>
            <text:p><text:span text:style-name="T5">Metodología de desarrollo. </text:span></text:p>
          </draw:text-box>
        </draw:frame>
        <draw:frame draw:style-name="gr3" draw:text-style-name="P8" draw:layer="layout" svg:width="20.043cm" svg:height="0.849cm" svg:x="3.8cm" svg:y="9.751cm">
          <draw:text-box>
            <text:p><text:span text:style-name="T6">https://www.vialibre.org.ar/2002/09/30/la_batalla_de_las_plataformas/</text:span></text:p>
          </draw:text-box>
        </draw:frame>
        <draw:frame draw:style-name="gr3" draw:text-style-name="P9" draw:layer="layout" svg:width="21.948cm" svg:height="0.849cm" svg:x="2.452cm" svg:y="11.8cm">
          <draw:text-box>
            <text:p><text:span text:style-name="T7">https://www.vialibre.org.ar/2017/07/14/dime-que-eres-y-se-lo-dire-a-amazon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>
          <draw:text-box>
            <text:p>Wikimedia y cloud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4">
              <text:list-item>
                <text:p>https://wikitech.wikimedia.org/wiki/Main_P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Arsat</text:p>
          </draw:text-box>
        </draw:frame>
        <draw:frame draw:style-name="gr3" draw:text-style-name="P11" draw:layer="layout" svg:width="16.004cm" svg:height="0.849cm" svg:x="6.067cm" svg:y="7.496cm">
          <draw:text-box>
            <text:p>https://prezi.com/_uz8v09bwsef/arsat-cloud-computing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Referencia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list text:style-name="L3">
              <text:list-item>
                <text:p text:style-name="P5"><text:span text:style-name="T4">Imagen cloud: https://openclipart.org/detail/310360/binary-rain-no-b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loud" xlink:href="Pictures/10000201000001800000015E5A95B4344443456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10-10T19:36:52.006758077</meta:creation-date>
    <dc:date>2020-10-10T20:45:16.597960922</dc:date>
    <meta:editing-duration>PT50M21S</meta:editing-duration>
    <meta:editing-cycles>7</meta:editing-cycles>
    <meta:generator>LibreOffice/7.0.2.2$Linux_X86_64 LibreOffice_project/00$Build-2</meta:generator>
    <meta:document-statistic meta:object-count="55"/>
  </office:meta>
</office:document-meta>
</file>